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347" officeooo:paragraph-rsid="001827b3"/>
    </style:style>
    <style:style style:name="P2" style:family="paragraph" style:parent-style-name="Header">
      <style:text-properties fo:font-size="8pt" officeooo:rsid="00194347" officeooo:paragraph-rsid="001827b3"/>
    </style:style>
    <style:style style:name="P3" style:family="paragraph" style:parent-style-name="Standard">
      <style:text-properties fo:font-size="8pt"/>
    </style:style>
    <style:style style:name="T1" style:family="text">
      <style:text-properties officeooo:rsid="000beadc"/>
    </style:style>
    <style:style style:name="T2" style:family="text">
      <style:text-properties officeooo:rsid="00085267"/>
    </style:style>
    <style:style style:name="T3" style:family="text">
      <style:text-properties officeooo:rsid="001c6a44"/>
    </style:style>
    <style:style style:name="T4" style:family="text">
      <style:text-properties officeooo:rsid="001b2565"/>
    </style:style>
    <style:style style:name="T5" style:family="text">
      <style:text-properties officeooo:rsid="001800fc"/>
    </style:style>
    <style:style style:name="T6" style:family="text">
      <style:text-properties officeooo:rsid="001da8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!DOCTYPE html&gt;</text:p>
      <text:p text:style-name="P3">&lt;html lang="pt-br"&gt;</text:p>
      <text:p text:style-name="P3"/>
      <text:p text:style-name="P3">&lt;head&gt;</text:p>
      <text:p text:style-name="P3"><text:s text:c="4"/>&lt;meta charset="UTF-8/"&gt;</text:p>
      <text:p text:style-name="P3"><text:s text:c="4"/>&lt;title&gt;TUDO SOBRE O GOOGLE GLASS&lt;/title&gt;</text:p>
      <text:p text:style-name="P3"><text:s text:c="4"/>&lt;link rel="stylesheet" type="text/css" href="_css/estilo.css" /&gt;</text:p>
      <text:p text:style-name="P3"><text:s text:c="4"/>&lt;link rel="stylesheet" type="text/css" href="_css/form.css" /&gt;</text:p>
      <text:p text:style-name="P3">&lt;/head&gt;</text:p>
      <text:p text:style-name="P3">&lt;script language="javascript" src="_javascript/funcoes.js"&gt;&lt;/script&gt;</text:p>
      <text:p text:style-name="P3">&lt;script&gt;</text:p>
      <text:p text:style-name="P3"><text:s text:c="4"/>function calc_total() {</text:p>
      <text:p text:style-name="P3"><text:s text:c="8"/>var qtd = parseInt(document.getElementById('cQtd').value);</text:p>
      <text:p text:style-name="P3"><text:s text:c="8"/>tot = qtd * 1500;</text:p>
      <text:p text:style-name="P3"><text:s text:c="8"/>document.getElementById('cTot').value = tot;</text:p>
      <text:p text:style-name="P3"><text:s text:c="4"/>}</text:p>
      <text:p text:style-name="P3">&lt;/script&gt;</text:p>
      <text:p text:style-name="P3">&lt;body&gt;</text:p>
      <text:p text:style-name="P3"><text:s text:c="4"/>&lt;div id="interface"&gt;</text:p>
      <text:p text:style-name="P3"/>
      <text:p text:style-name="P3"><text:s text:c="8"/>&lt;header id="cabecalho"&gt;</text:p>
      <text:p text:style-name="P3"><text:s text:c="12"/>&lt;hgroup&gt;</text:p>
      <text:p text:style-name="P3"><text:s text:c="16"/>&lt;h1&gt;Google Glass&lt;/h1&gt;</text:p>
      <text:p text:style-name="P3"><text:s text:c="16"/>&lt;h2&gt;A revolução do Google está chegando&lt;/h2&gt;</text:p>
      <text:p text:style-name="P3"><text:s text:c="12"/>&lt;/hgroup&gt;</text:p>
      <text:p text:style-name="P3"/>
      <text:p text:style-name="P3"><text:s text:c="12"/>&lt;img id="icone" src="_imagens/especificacoes.png" /&gt;</text:p>
      <text:p text:style-name="P3"><text:s text:c="12"/>&lt;nav id="menu"&gt;</text:p>
      <text:p text:style-name="P3"><text:s text:c="16"/>&lt;h1&gt;Menu Principal&lt;/h1&gt;</text:p>
      <text:p text:style-name="P3"><text:s text:c="16"/>&lt;ul type="disc"&gt;</text:p>
      <text:p text:style-name="P3"><text:s text:c="20"/>&lt;li onmouseover="mudaFoto('_imagens/home.png')" onmouseout="mudaFoto('_imagens/contato.png')"&gt;&lt;a</text:p>
      <text:p text:style-name="P3"><text:s text:c="28"/>href="index.html"&gt;Home&lt;/a&gt;&lt;/li&gt;</text:p>
      <text:p text:style-name="P3"><text:s text:c="20"/>&lt;li onmouseover="mudaFoto('_imagens/especificacoes.png')"</text:p>
      <text:p text:style-name="P3"><text:s text:c="24"/>onmouseout="mudaFoto('_imagens/contato.png')"&gt;&lt;a href="specs.html"&gt;Especificações&lt;/a&gt;&lt;/li&gt;</text:p>
      <text:p text:style-name="P3"><text:s text:c="20"/>&lt;li onmouseover="mudaFoto('_imagens/fotos.png')" onmouseout="mudaFoto('_imagens/contato.png')"&gt;&lt;a</text:p>
      <text:p text:style-name="P3"><text:s text:c="28"/>href="fotos.html"&gt;Fotos&lt;/a&gt;&lt;/li&gt;</text:p>
      <text:p text:style-name="P3"><text:s text:c="20"/>&lt;li onmouseover="mudaFoto('_imagens/multimidia.png')" onmouseout="mudaFoto('_imagens/contato.png')"&gt;</text:p>
      <text:p text:style-name="P3"><text:s text:c="24"/>&lt;a href="multimidia.html"&gt;</text:p>
      <text:p text:style-name="P3"><text:s text:c="28"/>Multimídia&lt;/a&gt;&lt;/li&gt;</text:p>
      <text:p text:style-name="P3"><text:s text:c="20"/>&lt;li onmouseover="mudaFoto('_imagens/contato.png')" onmouseout="mudaFoto('_imagens/contato.png')"&gt;&lt;a</text:p>
      <text:p text:style-name="P3"><text:s text:c="28"/>href="fale-conosco.html"&gt;Fale</text:p>
      <text:p text:style-name="P3"><text:s text:c="28"/>Conosco&lt;/a&gt;&lt;/li&gt;</text:p>
      <text:p text:style-name="P3"><text:s text:c="16"/>&lt;/ul&gt;</text:p>
      <text:p text:style-name="P3"><text:s text:c="12"/>&lt;/nav&gt;</text:p>
      <text:p text:style-name="P3"><text:s text:c="8"/>&lt;/header&gt;</text:p>
      <text:p text:style-name="P3"/>
      <text:p text:style-name="P3"><text:s text:c="8"/>&lt;section id="corpo-full"&gt;</text:p>
      <text:p text:style-name="P3"><text:s text:c="12"/>&lt;article id="noticia-principal"&gt;</text:p>
      <text:p text:style-name="P3"><text:s text:c="16"/>&lt;header id="cabecalho-artigo"&gt;</text:p>
      <text:p text:style-name="P3"><text:s text:c="20"/>&lt;hgroup&gt;</text:p>
      <text:p text:style-name="P3"><text:s text:c="24"/>&lt;h3&gt;Fale Conosco &gt; Contato &lt;/h3&gt;</text:p>
      <text:p text:style-name="P3"><text:s text:c="24"/>&lt;h1&gt;Formulário de Contato&lt;/h1&gt;</text:p>
      <text:p text:style-name="P3"><text:s text:c="24"/>&lt;h2&gt;por Gustavo Guanabara&lt;/h2&gt;</text:p>
      <text:p text:style-name="P3"><text:s text:c="24"/>&lt;h3 class="direita"&gt;Atualizado em 26/03/2025&lt;/h3&gt;</text:p>
      <text:p text:style-name="P3"><text:s text:c="20"/>&lt;/hgroup&gt;</text:p>
      <text:p text:style-name="P3"><text:s text:c="16"/>&lt;/header&gt;</text:p>
      <text:p text:style-name="P3"><text:s text:c="16"/>&lt;form method="post" id="fContato" action="mailto:ronaldofonteneleti@gmail.com" oninput="calc_total();"&gt;</text:p>
      <text:p text:style-name="P3"><text:s text:c="20"/>&lt;fieldset id="usuario"&gt;</text:p>
      <text:p text:style-name="P3"><text:s text:c="24"/>&lt;legend&gt;Identificação do Usuário&lt;/legend&gt;</text:p>
      <text:p text:style-name="P3"><text:s text:c="24"/>&lt;p&gt;&lt;label for="cNome"&gt;Nome:&lt;/label&gt; &lt;input type="text" name="tNome" id="cNome" size="20"</text:p>
      <text:p text:style-name="P3"><text:s text:c="32"/>maxlength="30" placeholder="nomecompleto" /&gt;&lt;/p&gt;</text:p>
      <text:p text:style-name="P3"><text:s text:c="24"/>&lt;p&gt;&lt;label for="cSenha"&gt;Senha:&lt;/label&gt;&lt;input type="password" name="tSenha" id="cSenha" size="8"</text:p>
      <text:p text:style-name="P3"><text:s text:c="32"/>maxlength="8" placeholder="8 digitos" /&gt;&lt;/p&gt;</text:p>
      <text:p text:style-name="P3"><text:s text:c="24"/>&lt;p&gt;&lt;label for="cMail"&gt;Nome:&lt;/label&gt;&lt;input type="email" name="tMail" id="cMail" size="20"</text:p>
      <text:p text:style-name="P3"><text:s text:c="32"/>maxlength="40" /&gt;&lt;/p&gt;</text:p>
      <text:p text:style-name="P3"/>
      <text:p text:style-name="P3"><text:s text:c="24"/>&lt;fieldset id="sexo"&gt;</text:p>
      <text:p text:style-name="P3"><text:s text:c="28"/>&lt;legend&gt;Sexo:&lt;/legend&gt;</text:p>
      <text:p text:style-name="P3"><text:s text:c="28"/>&lt;input type="radio" name="tSexo" id="cMasc" checked/&gt;</text:p>
      <text:p text:style-name="P3"><text:s text:c="28"/>&lt;label for="cMasc"&gt;Masculino&lt;/label&gt;&lt;br/&gt;</text:p>
      <text:p text:style-name="P3"><text:s text:c="28"/>&lt;input type="radio" name="tSexo" id="cFem"/&gt;</text:p>
      <text:p text:style-name="P3"><text:s text:c="28"/>&lt;label for="cFem"&gt;Feminino&lt;/label&gt;</text:p>
      <text:p text:style-name="P3"><text:s text:c="28"/>&lt;p&gt;Data de Nascimento: &lt;input type="date" name="tNasc" id="cNasc"&gt;&lt;/p&gt;</text:p>
      <text:p text:style-name="P3"><text:s text:c="24"/>&lt;/fieldset&gt;</text:p>
      <text:p text:style-name="P3"/>
      <text:p text:style-name="P3"><text:s text:c="24"/>&lt;fieldset id="endereco"&gt;</text:p>
      <text:p text:style-name="P3"><text:s text:c="28"/>&lt;legend&gt;Endereço do Usuário&lt;/legend&gt;</text:p>
      <text:p text:style-name="P3"><text:s text:c="28"/>&lt;p&gt;Logradouro:&lt;input type="text" name="tRua" size="13" marlenght="80"</text:p>
      <text:p text:style-name="P3"><text:s text:c="36"/>placeholder="Rua, Av. Trav,..."&gt;&lt;/p&gt;</text:p>
      <text:p text:style-name="P3"><text:s text:c="28"/>&lt;p&gt; Número:&lt;input type="number" name="tNum" id="cNum" min="0" max="99999" /&gt;&lt;/p&gt;</text:p>
      <text:p text:style-name="P3"><text:soft-page-break/><text:s text:c="28"/>&lt;p&gt;&lt;label for="cEst"&gt;Estado:&lt;/label&gt;</text:p>
      <text:p text:style-name="P3"><text:s text:c="28"/>&lt;select name="tEst" id="cEst"&gt;</text:p>
      <text:p text:style-name="P3"><text:s text:c="32"/>&lt;optgroup label="Região Sudeste"&gt;</text:p>
      <text:p text:style-name="P3"><text:s text:c="32"/>&lt;option value="RJ"&gt;Rio de Janeiro&lt;/option&gt;</text:p>
      <text:p text:style-name="P3"><text:s text:c="32"/>&lt;option value="SP"&gt;São Paulo&lt;/option&gt;</text:p>
      <text:p text:style-name="P3"><text:s text:c="32"/>&lt;option value="MG"&gt;Minas Gerais&lt;/option&gt;</text:p>
      <text:p text:style-name="P3"><text:s text:c="28"/>&lt;/optgroup&gt;</text:p>
      <text:p text:style-name="P3"><text:s text:c="28"/>&lt;optgroup label="Região Sul"&gt;</text:p>
      <text:p text:style-name="P3"><text:s text:c="32"/>&lt;option value="PR"&gt;Paraná&lt;/option&gt;</text:p>
      <text:p text:style-name="P3"><text:s text:c="32"/>&lt;option value="SC"&gt;Santa Catarina&lt;/option&gt;</text:p>
      <text:p text:style-name="P3"><text:s text:c="32"/>&lt;optiom value="RS"&gt;Rio Grande do Sul&lt;/optiom&gt;</text:p>
      <text:p text:style-name="P3"><text:s text:c="28"/>&lt;/optgroup&gt;</text:p>
      <text:p text:style-name="P3"><text:s text:c="28"/></text:p>
      <text:p text:style-name="P3"><text:s text:c="24"/>&lt;/select&gt; &lt;/p&gt;</text:p>
      <text:p text:style-name="P3"><text:s text:c="28"/>&lt;p&gt;&lt;label for="cCid"&gt;Cidade:&lt;/label&gt;</text:p>
      <text:p text:style-name="P3"><text:s text:c="28"/>&lt;input type="text" name="tCid" id="cCid" maxlength="40" size="20" placeholder="Sua Cidade" list="cidades"/&gt;&lt;/p&gt;</text:p>
      <text:p text:style-name="P3"><text:s text:c="28"/>&lt;datalist id="cidades"&gt;</text:p>
      <text:p text:style-name="P3"><text:s text:c="32"/>&lt;option value="Rio de Janeiro"&gt;&lt;/option&gt;</text:p>
      <text:p text:style-name="P3"><text:s text:c="32"/>&lt;option value="Nova Iguaçu"&gt;&lt;/option&gt;</text:p>
      <text:p text:style-name="P3"><text:s text:c="32"/>&lt;option value="Niterói"&gt;&lt;/option&gt;</text:p>
      <text:p text:style-name="P3"><text:s text:c="32"/>&lt;option value="Belford Roxo"&gt;&lt;/option&gt;</text:p>
      <text:p text:style-name="P3"><text:s text:c="28"/>&lt;/datalist&gt;</text:p>
      <text:p text:style-name="P3"><text:s text:c="24"/>&lt;/fieldset&gt;</text:p>
      <text:p text:style-name="P3"/>
      <text:p text:style-name="P3"><text:s text:c="24"/>&lt;fieldset id="mensagem"&gt;</text:p>
      <text:p text:style-name="P3"><text:s text:c="28"/>&lt;legend&gt;Mensagem do Usuário&lt;/legend&gt;</text:p>
      <text:p text:style-name="P3"><text:s text:c="28"/>&lt;p&gt;&lt;label for="cUrg"&gt;Grau de Urgência:&lt;/label&gt;&lt;/p&gt;</text:p>
      <text:p text:style-name="P3"><text:s text:c="28"/>Min&lt;input type="range" name="tUrg" id="cUrg" min="0" max="10" step="2"/&gt;Max&lt;/fieldset&gt;&lt;/p&gt;</text:p>
      <text:p text:style-name="P3"><text:s text:c="28"/>&lt;p&gt;&lt;label for="cMsg"&gt;Mensagem:&lt;/label&gt;</text:p>
      <text:p text:style-name="P3"><text:s text:c="28"/>&lt;textarea name="tMsg" id="cMsg" cols="35" rows="5" placeholder="Deixe aqui sua mensagem"&gt;&lt;/textarea&gt;&lt;/p&gt;</text:p>
      <text:p text:style-name="P3"><text:s text:c="24"/>&lt;/fieldset&gt;</text:p>
      <text:p text:style-name="P3"/>
      <text:p text:style-name="P3"><text:s text:c="24"/>&lt;fieldset id="pedido"&gt;</text:p>
      <text:p text:style-name="P3"><text:s text:c="28"/>&lt;legend&gt;Quero um Google Glass&lt;/legend&gt;</text:p>
      <text:p text:style-name="P3"><text:s text:c="28"/>&lt;p&gt;&lt;input type="checkbox" name="tPed" id="cPed" checked/&gt;</text:p>
      <text:p text:style-name="P3"><text:s text:c="28"/>&lt;label for="cPed"&gt;Gostaria de adquirir um Google Glass quando disponível&lt;/label&gt;&lt;/p&gt;</text:p>
      <text:p text:style-name="P3"><text:s text:c="28"/>&lt;p&gt;&lt;label for="cCor"&gt;Cor:&lt;/label&gt;</text:p>
      <text:p text:style-name="P3"><text:s text:c="28"/>&lt;input type="color" name="tCor" id="cCor" value="#0000ff"/&gt;&lt;/p&gt;</text:p>
      <text:p text:style-name="P3"><text:s text:c="28"/>&lt;p&gt;&lt;label for="cQtd"&gt;Quantidade:&lt;/label&gt;</text:p>
      <text:p text:style-name="P3"><text:s text:c="32"/>&lt;input type="number" name="tQtd" id="cQtd" min="0" max="5" value="0"/&gt;&lt;/p&gt;</text:p>
      <text:p text:style-name="P3"><text:s text:c="28"/>&lt;p&gt;&lt;label for="cTot"&gt;Preço Total: R$&lt;/label&gt;</text:p>
      <text:p text:style-name="P3"><text:s text:c="28"/>&lt;input type="text" name="tTot" id="cTot" placeholder="Total a Pagar" readonly/&gt;&lt;/p&gt;</text:p>
      <text:p text:style-name="P3"/>
      <text:p text:style-name="P3"><text:s text:c="24"/>&lt;/fieldset&gt;</text:p>
      <text:p text:style-name="P3"/>
      <text:p text:style-name="P3"><text:s text:c="24"/>&lt;input type="image" name="tEnviar" src="_imagens/botao-enviar.png"/&gt;</text:p>
      <text:p text:style-name="P3"/>
      <text:p text:style-name="P3"><text:s text:c="16"/>&lt;/form&gt;</text:p>
      <text:p text:style-name="P3"/>
      <text:p text:style-name="P3"><text:s text:c="16"/>&lt;footer id="rodape"&gt;</text:p>
      <text:p text:style-name="P3"><text:s text:c="20"/>&lt;p&gt;Copyright 2013 - by Gustavo Guanabara &lt;br /&gt;</text:p>
      <text:p text:style-name="P3"><text:s text:c="24"/>&lt;a href="http://facebook.com/cursosemvideo" target="_blank"&gt;Facebook&lt;/a&gt; |</text:p>
      <text:p text:style-name="P3"><text:s text:c="24"/>&lt;a href="http://twitter.com/cursosemvideo" target="_blank"&gt;Twitter&lt;/a&gt;</text:p>
      <text:p text:style-name="P3"><text:s text:c="20"/>&lt;/p&gt;</text:p>
      <text:p text:style-name="P3"><text:s text:c="16"/>&lt;/footer&gt;</text:p>
      <text:p text:style-name="P3"/>
      <text:p text:style-name="P3"><text:s text:c="4"/>&lt;/div&gt;</text:p>
      <text:p text:style-name="P3">&lt;/body&gt;</text:p>
      <text:p text:style-name="P3"/>
      <text:p text:style-name="P3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MP1" style:family="paragraph" style:parent-style-name="Header">
      <style:text-properties fo:font-size="8pt" officeooo:rsid="00194347" officeooo:paragraph-rsid="001827b3"/>
    </style:style>
    <style:style style:name="MP2" style:family="paragraph" style:parent-style-name="Header">
      <style:text-properties officeooo:rsid="00194347" officeooo:paragraph-rsid="001827b3"/>
    </style:style>
    <style:style style:name="MT1" style:family="text">
      <style:text-properties officeooo:rsid="000beadc"/>
    </style:style>
    <style:style style:name="MT2" style:family="text">
      <style:text-properties officeooo:rsid="001800fc"/>
    </style:style>
    <style:page-layout style:name="Mpm1">
      <style:page-layout-properties fo:page-width="21.001cm" fo:page-height="29.7cm" style:num-format="1" style:print-orientation="portrait" fo:margin-top="0.711cm" fo:margin-bottom="0.894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1">HTML, CSS3 e JAVAScript</text:p>
              <text:p text:style-name="MP2">Configuração <text:span text:style-name="MT1">d</text:span><text:span text:style-name="MT2">a Página Fale Conosco - html</text:span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34:16.201000000</meta:creation-date>
    <dc:date>2025-04-03T09:01:15.488000000</dc:date>
    <meta:editing-duration>PT26M58S</meta:editing-duration>
    <meta:editing-cycles>2</meta:editing-cycles>
    <meta:generator>LibreOffice/7.5.5.2$Windows_X86_64 LibreOffice_project/ca8fe7424262805f223b9a2334bc7181abbcbf5e</meta:generator>
    <meta:document-statistic meta:table-count="1" meta:image-count="0" meta:object-count="0" meta:page-count="2" meta:paragraph-count="128" meta:word-count="379" meta:character-count="7395" meta:non-whitespace-character-count="4535"/>
  </office:meta>
</office:document-meta>
</file>